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1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3YR_C09008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Unmarried partner of householder present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Unmarried partner of householder present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No unmarried partner of householder present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No unmarried partner of householder pres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/6.0.7.3$Linux_X86_64 LibreOffice_project/00m0$Build-3</meta:generator>
  </office:meta>
</office:document-meta>
</file>